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style:font-weight-complex="bold" fo:font-size="22pt" style:font-size-asian="22pt" style:font-size-complex="22pt"/>
    </style:style>
    <style:style style:name="T3" style:parent-style-name="Fuentedepárrafopredeter." style:family="text">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T7" style:parent-style-name="Fuentedepárrafopredeter." style:family="text">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T12" style:parent-style-name="Fuentedepárrafopredeter." style:family="text">
      <style:text-properties fo:font-weight="bold" style:font-weight-asian="bold" style:font-weight-complex="bold" fo:font-size="18pt" style:font-size-asian="18pt" style:font-size-complex="18pt"/>
    </style:style>
    <style:style style:name="P13" style:parent-style-name="Standard" style:family="paragraph">
      <style:text-properties fo:font-weight="bold" style:font-weight-asian="bold" style:font-weight-complex="bold" fo:font-size="14pt" style:font-size-asian="14pt" style:font-size-complex="14pt"/>
    </style:style>
    <style:style style:name="T14" style:parent-style-name="Fuentedepárrafopredeter." style:family="text">
      <style:text-properties fo:font-size="14pt" style:font-size-asian="14pt" style:font-size-complex="14pt"/>
    </style:style>
    <style:style style:name="P15" style:parent-style-name="Standard" style:family="paragraph">
      <style:text-properties fo:font-weight="bold" style:font-weight-asian="bold" style:font-weight-complex="bold" fo:font-size="14pt" style:font-size-asian="14pt" style:font-size-complex="14pt"/>
    </style:style>
    <style:style style:name="P16" style:parent-style-name="Standard" style:family="paragraph">
      <style:text-properties fo:font-weight="bold" style:font-weight-asian="bold" style:font-weight-complex="bold" fo:font-size="14pt" style:font-size-asian="14pt" style:font-size-complex="14pt"/>
    </style:style>
    <style:style style:name="T17" style:parent-style-name="Fuentedepárrafopredeter." style:family="text">
      <style:text-properties fo:font-size="14pt" style:font-size-asian="14pt" style:font-size-complex="14pt"/>
    </style:style>
    <style:style style:name="T18" style:parent-style-name="Fuentedepárrafopredeter." style:family="text">
      <style:text-properties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T20" style:parent-style-name="Fuentedepárrafopredeter." style:family="text">
      <style:text-properties fo:font-weight="bold" style:font-weight-asian="bold" style:font-weight-complex="bold" fo:font-size="18pt" style:font-size-asian="18pt" style:font-size-complex="18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T28" style:parent-style-name="Fuentedepárrafopredeter." style:family="text">
      <style:text-properties fo:font-size="14pt" style:font-size-asian="14pt" style:font-size-complex="14pt"/>
    </style:style>
    <style:style style:name="T29" style:parent-style-name="Fuentedepárrafopredeter." style:family="text">
      <style:text-properties fo:font-size="14pt" style:font-size-asian="14pt" style:font-size-complex="14pt"/>
    </style:style>
    <style:style style:name="T30" style:parent-style-name="Fuentedepárrafopredeter." style:family="text">
      <style:text-properties fo:font-weight="bold" style:font-weight-asian="bold" style:font-weight-complex="bold" fo:font-size="18pt" style:font-size-asian="18pt" style:font-size-complex="18pt"/>
    </style:style>
    <style:style style:name="P31" style:parent-style-name="Standard" style:family="paragraph">
      <style:text-properties fo:font-weight="bold" style:font-weight-asian="bold"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T34" style:parent-style-name="Fuentedepárrafopredeter." style:family="text">
      <style:text-properties fo:font-weight="bold" style:font-weight-asian="bold" style:font-weight-complex="bold" fo:font-size="18pt" style:font-size-asian="18pt" style:font-size-complex="18pt"/>
    </style:style>
    <style:style style:name="P35" style:parent-style-name="Standard" style:family="paragraph">
      <style:text-properties fo:font-weight="bold" style:font-weight-asian="bold" fo:font-size="14pt" style:font-size-asian="14pt" style:font-size-complex="14pt"/>
    </style:style>
    <style:style style:name="P36" style:parent-style-name="Standard" style:family="paragraph">
      <style:text-properties fo:font-weight="bold" style:font-weight-asian="bold" fo:font-size="14pt" style:font-size-asian="14pt" style:font-size-complex="14pt"/>
    </style:style>
    <style:style style:name="P37" style:parent-style-name="Standard" style:family="paragraph">
      <style:text-properties fo:font-weight="bold" style:font-weight-asian="bold" fo:font-size="14pt" style:font-size-asian="14pt" style:font-size-complex="14pt"/>
    </style:style>
    <style:style style:name="P38" style:parent-style-name="Standard" style:family="paragraph">
      <style:text-properties fo:font-weight="bold" style:font-weight-asian="bold"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T41" style:parent-style-name="Fuentedepárrafopredeter." style:family="text">
      <style:text-properties fo:font-size="14pt" style:font-size-asian="14pt" style:font-size-complex="14pt"/>
    </style:style>
    <style:style style:name="T42" style:parent-style-name="Fuentedepárrafopredeter." style:family="text">
      <style:text-properties fo:font-weight="bold" style:font-weight-asian="bold" fo:font-size="14pt" style:font-size-asian="14pt" style:font-size-complex="14pt"/>
    </style:style>
    <style:style style:name="T43" style:parent-style-name="Fuentedepárrafopredeter." style:family="text">
      <style:text-properties fo:font-size="14pt" style:font-size-asian="14pt" style:font-size-complex="14pt"/>
    </style:style>
  </office:automatic-styles>
  <office:body>
    <office:text text:use-soft-page-breaks="true">
      <text:p text:style-name="P1"><text:span text:style-name="T2">UD7ACT1: Accessibilitat web</text:span></text:p>
      <text:p text:style-name="Standard"><text:span text:style-name="T3">Activitat 1</text:span></text:p>
      <text:p text:style-name="P4">1 - Quina solució proposaries per a un ceg si la teua web tinguera en un plana un vídeo i volgueres que la persona invident poguera entendre-ho<text:s/>igual que una altra persona?</text:p>
      <text:p text:style-name="P5">Disposar de descripcions auditives dels fets del vídeo que no poden ser interpretats per el àudio de este. Per exemple un narrador que descriuria les accions en els vídeos, en els que no hi ha diàleg.</text:p>
      <text:p text:style-name="P6"/>
      <text:p text:style-name="Standard"><text:span text:style-name="T7">Activitat 2</text:span></text:p>
      <text:p text:style-name="P8">2 - I si el vídeo l’haver de veure una persona sorda?</text:p>
      <text:p text:style-name="P9">· Tindre transcripcions per al àudio</text:p>
      <text:p text:style-name="P10">· Tindre subtítols sincronitzats per als vídeos.</text:p>
      <text:p text:style-name="P11"/>
      <text:p text:style-name="Standard"><text:span text:style-name="T12">Activitat 3</text:span></text:p>
      <text:p text:style-name="P13">3 - Quina solució proposaries en una web per a què els usuaris que no utilitzen el ratolí puguen emplenar tots els camps d’un formulari?</text:p>
      <text:p text:style-name="Standard"><text:span text:style-name="T14">Assegurar-se que totes les funcions estan disponibles des de el teclat(intenta que el tabulador salte d’enllaç a enllaç).</text:span></text:p>
      <text:p text:style-name="P15"/>
      <text:p text:style-name="P16">Que hauries de tindre present per a què aquests usuaris puguen emplenar els camps de manera coherent?</text:p>
      <text:p text:style-name="Standard"><text:span text:style-name="T17">Assegurar-</text:span><text:span text:style-name="T18">se que el ordre siga lògic.</text:span></text:p>
      <text:p text:style-name="P19"/>
      <text:p text:style-name="Standard"><text:span text:style-name="T20">Activitat 4</text:span></text:p>
      <text:p text:style-name="P21">4 - Els usuaris cegs són igual d’impacients que els usuaris normals que naveguen per internet.</text:p>
      <text:p text:style-name="P22">Posa algun exemple que hages trobat en la lectura del text o els enllaços anteriors.</text:p>
      <text:p text:style-name="P23"/>
      <text:p text:style-name="P24">- No escolten cada paraula de una<text:s/>pàgina web, escolten sols la primera paraula de un enllaç o de una línia de text. Si no els pareix rellevant, es desplacen al següent enllaç o a la següent del text. Per tant el important i significatiu es deu de situar al principi dels enllaços i del text.</text:p>
      <text:p text:style-name="P25"/>
      <text:p text:style-name="P26">- Solen utilitzar freqüentment el desplaçament entre enllaços (anteriors i següents). També soles utilitzar la llista de enllaços, per tant, el text dels enllaços deu ser significatiu.</text:p>
      <text:p text:style-name="P27"/>
      <text:p text:style-name="Standard"><text:span text:style-name="T28">- Solen utilitzar freqüentment el desplaçament entre capçalera (ant</text:span><text:span text:style-name="T29">erior i següents). Per tant la pàgina deu de estar correctament estructurada i deu emplenar les etiquetes de capçalera h1, h2 , h3, etc.</text:span></text:p>
      <text:p text:style-name="Standard"/>
      <text:soft-page-break/>
      <text:p text:style-name="Standard"><text:span text:style-name="T30">Activitat 5</text:span></text:p>
      <text:p text:style-name="P31">5 - En el vídeo de la xica que dissenya webs i usa un linconi, amb el que mou el trackball (una espècie de<text:s/>ratolí)?</text:p>
      <text:p text:style-name="P32">El controla amb el peu, te el trackball al piso per a poder menejar-ho amb el peu</text:p>
      <text:p text:style-name="P33"/>
      <text:p text:style-name="Standard"><text:span text:style-name="T34">Activitat 6</text:span></text:p>
      <text:p text:style-name="P35">6 - <text:s/>Per simular com podria veure la plana web una persona invident instal·la en Chromium o Chrome la extensió "ChromeVox Classic Extension". Utilitza el tabulador per poder navegar entre els elements de la plana. Entra en la web d'amazon.</text:p>
      <text:p text:style-name="P36"/>
      <text:p text:style-name="P37">En la extensió Screen Reader, perquè<text:s/>ChromeVox Classic Extension<text:s/>no le trobada em diu lo següent:<text:s/></text:p>
      <text:p text:style-name="P38">6.1 - Què diu sempre la veu quan et poses damunt d'un enllaç?</text:p>
      <text:p text:style-name="P39">Link quan estàs damunt de un enllaç</text:p>
      <text:p text:style-name="P40"/>
      <text:p text:style-name="Standard"><text:span text:style-name="T41">6.2 - <text:s/></text:span><text:span text:style-name="T42">I quan et poses damunt d'un botó?</text:span></text:p>
      <text:p text:style-name="Standard"><text:span text:style-name="T43">Boton i el nom del botó</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an Pons Sanchis</dc:creator>
    <meta:creation-date>2022-01-10T12:44:00Z</meta:creation-date>
    <dc:date>2022-01-10T19:37:00Z</dc:date>
    <meta:template xlink:href="Normal" xlink:type="simple"/>
    <meta:editing-cycles>2</meta:editing-cycles>
    <meta:editing-duration>PT1380S</meta:editing-duration>
    <meta:document-statistic meta:page-count="2" meta:paragraph-count="5" meta:word-count="397" meta:character-count="2580" meta:row-count="18" meta:non-whitespace-character-count="2188"/>
  </office:meta>
</office:document-meta>
</file>